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f4f1" officeooo:paragraph-rsid="000bf4f1"/>
    </style:style>
    <style:style style:name="P2" style:family="paragraph" style:parent-style-name="Standard">
      <style:text-properties officeooo:rsid="000c8139" officeooo:paragraph-rsid="000c8139"/>
    </style:style>
    <style:style style:name="P3" style:family="paragraph" style:parent-style-name="Standard">
      <style:text-properties fo:font-weight="bold" officeooo:rsid="000c8139" officeooo:paragraph-rsid="000c8139" style:font-weight-asian="bold" style:font-weight-complex="bold"/>
    </style:style>
    <style:style style:name="P4" style:family="paragraph" style:parent-style-name="Standard">
      <style:text-properties fo:font-weight="bold" officeooo:rsid="000ceaa1" officeooo:paragraph-rsid="000ceaa1" style:font-weight-asian="bold" style:font-weight-complex="bold"/>
    </style:style>
    <style:style style:name="P5" style:family="paragraph" style:parent-style-name="Standard">
      <style:text-properties fo:font-weight="bold" officeooo:rsid="000e8f21" officeooo:paragraph-rsid="000e8f21" style:font-weight-asian="bold" style:font-weight-complex="bold"/>
    </style:style>
    <style:style style:name="P6" style:family="paragraph" style:parent-style-name="Standard">
      <style:text-properties officeooo:rsid="000ceaa1" officeooo:paragraph-rsid="000ceaa1"/>
    </style:style>
    <style:style style:name="P7" style:family="paragraph" style:parent-style-name="Standard">
      <style:text-properties fo:font-weight="normal" officeooo:rsid="000e8f21" officeooo:paragraph-rsid="000e8f21" style:font-weight-asian="normal" style:font-weight-complex="normal"/>
    </style:style>
    <style:style style:name="T1" style:family="text">
      <style:text-properties officeooo:rsid="000ffb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3025 – LARGE SCACLE DATA PROCESSING</text:p>
      <text:p text:style-name="P1">FACULTY: DR. SYED IBRAHIM</text:p>
      <text:p text:style-name="P1">LAB : L-23,24</text:p>
      <text:p text:style-name="P1">DATE : <text:s/>11.7.19</text:p>
      <text:p text:style-name="P1">DHRUBANKA DUTTA – 17BCE1019</text:p>
      <text:p text:style-name="P1">BASIC JAVA PROGRAMS</text:p>
      <text:p text:style-name="P1"/>
      <text:p text:style-name="P3">1. Add two numbers :</text:p>
      <text:p text:style-name="P2"/>
      <text:p text:style-name="P2">import java.util.*;</text:p>
      <text:p text:style-name="P2"/>
      <text:p text:style-name="P2">class add { </text:p>
      <text:p text:style-name="P2"><text:tab/>public static void main (String[] args) {</text:p>
      <text:p text:style-name="P2"><text:tab/><text:tab/>int a , b, c;</text:p>
      <text:p text:style-name="P2"><text:tab/><text:tab/>Scanner s = new Scanner(System.in);</text:p>
      <text:p text:style-name="P2"><text:tab/><text:tab/>System.out.print("Enter number 1: ");</text:p>
      <text:p text:style-name="P2"><text:tab/><text:tab/>a = s.nextInt();</text:p>
      <text:p text:style-name="P2"><text:tab/><text:tab/>System.out.print("Enter number 2: ");</text:p>
      <text:p text:style-name="P2"><text:tab/><text:tab/>b = s.nextInt();</text:p>
      <text:p text:style-name="P2"><text:tab/><text:tab/>c = a + b;</text:p>
      <text:p text:style-name="P2"><text:tab/><text:tab/>System.out.println(c);</text:p>
      <text:p text:style-name="P2"><text:tab/>}</text:p>
      <text:p text:style-name="P2">}</text:p>
      <text:p text:style-name="P2"/>
      <text:p text:style-name="P2">[dhrubanka@dhrubanka-pc add]$ javac add.java </text:p>
      <text:p text:style-name="P2">[dhrubanka@dhrubanka-pc add]$ java add</text:p>
      <text:p text:style-name="P2">Enter number 1: 4</text:p>
      <text:p text:style-name="P2">Enter number 2: 3</text:p>
      <text:p text:style-name="P2">7</text:p>
      <text:p text:style-name="P2"/>
      <text:p text:style-name="P3">2. Linear Search :</text:p>
      <text:p text:style-name="P2"/>
      <text:p text:style-name="P2">import java.util.Scanner;</text:p>
      <text:p text:style-name="P2"/>
      <text:p text:style-name="P2">class linearSearch {</text:p>
      <text:p text:style-name="P2"><text:tab/>public static void main(String[] args) {</text:p>
      <text:p text:style-name="P2"><text:tab/><text:tab/>int c, n, search, array[];</text:p>
      <text:p text:style-name="P2"><text:tab/><text:tab/></text:p>
      <text:p text:style-name="P2"><text:tab/><text:tab/>Scanner in = new Scanner(System.in);</text:p>
      <text:p text:style-name="P2"><text:tab/><text:tab/>System.out.println("Enter number of elements");</text:p>
      <text:p text:style-name="P2"><text:tab/><text:tab/>n = in.nextInt();</text:p>
      <text:p text:style-name="P2"><text:tab/><text:tab/>array = new int[n];</text:p>
      <text:p text:style-name="P2"><text:tab/><text:tab/></text:p>
      <text:p text:style-name="P2"><text:tab/><text:tab/>System.out.println("Enter those "+n+" elements");</text:p>
      <text:p text:style-name="P2"><text:tab/><text:tab/></text:p>
      <text:p text:style-name="P2"><text:tab/><text:tab/>for (c=0;c&lt;n;c++)</text:p>
      <text:p text:style-name="P2"><text:tab/><text:tab/><text:tab/>array[c] = in.nextInt();</text:p>
      <text:p text:style-name="P2"><text:tab/><text:tab/><text:tab/></text:p>
      <text:p text:style-name="P2"><text:tab/><text:tab/>System.out.println("Enter value to find: ");</text:p>
      <text:p text:style-name="P2"><text:soft-page-break/><text:tab/><text:tab/>search = in.nextInt();</text:p>
      <text:p text:style-name="P2"><text:tab/><text:tab/></text:p>
      <text:p text:style-name="P2"><text:tab/><text:tab/>for (c=0; c&lt;n; c++) {</text:p>
      <text:p text:style-name="P2"><text:tab/><text:tab/><text:tab/>if (array[c]==search) {</text:p>
      <text:p text:style-name="P2"><text:tab/><text:tab/><text:tab/><text:tab/>System.out.println(search+" is present at location "+(c+1)+".");</text:p>
      <text:p text:style-name="P2"><text:tab/><text:tab/><text:tab/><text:tab/>break;</text:p>
      <text:p text:style-name="P2"><text:tab/><text:tab/><text:tab/>}</text:p>
      <text:p text:style-name="P2"><text:tab/><text:tab/>}</text:p>
      <text:p text:style-name="P2"><text:tab/><text:tab/>if (c==n) </text:p>
      <text:p text:style-name="P2"><text:tab/><text:tab/><text:tab/>System.out.println(search+" is not in the array.");</text:p>
      <text:p text:style-name="P2"><text:tab/>}</text:p>
      <text:p text:style-name="P2">}</text:p>
      <text:p text:style-name="P2"/>
      <text:p text:style-name="P2">[dhrubanka@dhrubanka-pc linearSearch]$ javac linearSearch.java </text:p>
      <text:p text:style-name="P2">[dhrubanka@dhrubanka-pc linearSearch]$ java linearSearch</text:p>
      <text:p text:style-name="P2">Enter number of elements</text:p>
      <text:p text:style-name="P2">5</text:p>
      <text:p text:style-name="P2">Enter those 5 elements</text:p>
      <text:p text:style-name="P2">1</text:p>
      <text:p text:style-name="P2">8</text:p>
      <text:p text:style-name="P2">3</text:p>
      <text:p text:style-name="P2">5</text:p>
      <text:p text:style-name="P2">3</text:p>
      <text:p text:style-name="P2">Enter value to find: </text:p>
      <text:p text:style-name="P2">8</text:p>
      <text:p text:style-name="P2">8 is present at location 2.</text:p>
      <text:p text:style-name="P2"/>
      <text:p text:style-name="P3">3. Reverse of a number :</text:p>
      <text:p text:style-name="P2"/>
      <text:p text:style-name="P2">import java.util.*;</text:p>
      <text:p text:style-name="P2"/>
      <text:p text:style-name="P2">public class reverse_number {</text:p>
      <text:p text:style-name="P2"><text:tab/>public static void main (String[] args) {</text:p>
      <text:p text:style-name="P2"><text:tab/><text:tab/>int number, temp, reverse = 0, digit;</text:p>
      <text:p text:style-name="P2"><text:tab/><text:tab/>Scanner s = new Scanner(System.in);</text:p>
      <text:p text:style-name="P2"><text:tab/><text:tab/>System.out.print("Enter number: ");</text:p>
      <text:p text:style-name="P2"><text:tab/><text:tab/>number = s.nextInt();</text:p>
      <text:p text:style-name="P2"><text:tab/><text:tab/>temp = number;</text:p>
      <text:p text:style-name="P2"><text:tab/><text:tab/>while (number&gt;0) {</text:p>
      <text:p text:style-name="P2"><text:tab/><text:tab/><text:tab/>digit = number%10;</text:p>
      <text:p text:style-name="P2"><text:tab/><text:tab/><text:tab/>reverse = reverse*10+digit;</text:p>
      <text:p text:style-name="P2"><text:tab/><text:tab/><text:tab/>number = number/10;</text:p>
      <text:p text:style-name="P2"><text:tab/><text:tab/>}</text:p>
      <text:p text:style-name="P2"><text:tab/><text:tab/>System.out.println("The reverse of "+temp+" is "+reverse);</text:p>
      <text:p text:style-name="P2"><text:tab/>}</text:p>
      <text:p text:style-name="P2">}</text:p>
      <text:p text:style-name="P2"/>
      <text:p text:style-name="P2"/>
      <text:p text:style-name="P2"/>
      <text:p text:style-name="P2"><text:soft-page-break/>[dhrubanka@dhrubanka-pc reverse_number]$ javac reverse_number.java </text:p>
      <text:p text:style-name="P2">[dhrubanka@dhrubanka-pc reverse_number]$ java reverse_number</text:p>
      <text:p text:style-name="P2">Enter number: 1342</text:p>
      <text:p text:style-name="P2">The reverse of 1342 is 2431</text:p>
      <text:p text:style-name="P2"/>
      <text:p text:style-name="P3">4. Reverse a string :</text:p>
      <text:p text:style-name="P2"/>
      <text:p text:style-name="P2">import java.util.Scanner;</text:p>
      <text:p text:style-name="P2"><text:s/></text:p>
      <text:p text:style-name="P2">public class reverse_string</text:p>
      <text:p text:style-name="P2">{</text:p>
      <text:p text:style-name="P2"><text:s text:c="4"/>public static void main(String[] args)</text:p>
      <text:p text:style-name="P2"><text:s text:c="4"/>{</text:p>
      <text:p text:style-name="P2"><text:s text:c="8"/>System.out.println("Enter string to reverse:");</text:p>
      <text:p text:style-name="P2"><text:s text:c="8"/></text:p>
      <text:p text:style-name="P2"><text:s text:c="8"/>Scanner read = new Scanner(System.in);</text:p>
      <text:p text:style-name="P2"><text:s text:c="8"/>String str = read.nextLine();</text:p>
      <text:p text:style-name="P2"><text:s text:c="8"/>String reverse = "";</text:p>
      <text:p text:style-name="P2"><text:s text:c="8"/></text:p>
      <text:p text:style-name="P2"><text:s text:c="8"/></text:p>
      <text:p text:style-name="P2"><text:s text:c="8"/>for(int i = str.length() - 1; i &gt;= 0; i--)</text:p>
      <text:p text:style-name="P2"><text:s text:c="8"/>{</text:p>
      <text:p text:style-name="P2"><text:s text:c="12"/>reverse = reverse + str.charAt(i);</text:p>
      <text:p text:style-name="P2"><text:s text:c="8"/>}</text:p>
      <text:p text:style-name="P2"><text:s text:c="8"/></text:p>
      <text:p text:style-name="P2"><text:s text:c="8"/>System.out.println("Reversed string is:");</text:p>
      <text:p text:style-name="P2"><text:s text:c="8"/>System.out.println(reverse);</text:p>
      <text:p text:style-name="P2"><text:s text:c="4"/>}</text:p>
      <text:p text:style-name="P2">}</text:p>
      <text:p text:style-name="P2"/>
      <text:p text:style-name="P2">[dhrubanka@dhrubanka-pc reverse_string]$ java reverse_string</text:p>
      <text:p text:style-name="P2">Enter string to reverse:</text:p>
      <text:p text:style-name="P2">hello</text:p>
      <text:p text:style-name="P2">Reversed string is:</text:p>
      <text:p text:style-name="P2">olleh</text:p>
      <text:p text:style-name="P2"/>
      <text:p text:style-name="P4">5. Find a substring :</text:p>
      <text:p text:style-name="P6"/>
      <text:p text:style-name="P6">import java.util.*;</text:p>
      <text:p text:style-name="P6"/>
      <text:p text:style-name="P6">public class find_substring {</text:p>
      <text:p text:style-name="P6"><text:tab/>public static void main (String[] args) { </text:p>
      <text:p text:style-name="P6"><text:tab/>Scanner s = new Scanner(System.in);</text:p>
      <text:p text:style-name="P6"><text:tab/>System.out.println("Enter main string: ");</text:p>
      <text:p text:style-name="P6"><text:tab/>String input = s.nextLine();</text:p>
      <text:p text:style-name="P6"><text:tab/>System.out.println("Enter substring: ");</text:p>
      <text:p text:style-name="P6"><text:tab/>String substring = s.nextLine();</text:p>
      <text:p text:style-name="P6"><text:tab/>boolean isPresent = input.indexOf(substring) != -1 ? true : false; </text:p>
      <text:p text:style-name="P6"><text:tab/>if (isPresent) { </text:p>
      <text:p text:style-name="P6"><text:soft-page-break/><text:tab/><text:tab/>System.out.println("input string: " + input);</text:p>
      <text:p text:style-name="P6"><text:tab/><text:tab/>System.out.println("search string: " + substring);</text:p>
      <text:p text:style-name="P6"><text:tab/><text:tab/>System.out.println("does String contains substring? " + "YES");</text:p>
      <text:p text:style-name="P6"><text:tab/>}</text:p>
      <text:p text:style-name="P6">}</text:p>
      <text:p text:style-name="P6">}</text:p>
      <text:p text:style-name="P6"/>
      <text:p text:style-name="P6">[dhrubanka@dhrubanka-pc find_substring]$ javac find_substring.java </text:p>
      <text:p text:style-name="P6">[dhrubanka@dhrubanka-pc find_substring]$ java find_substring</text:p>
      <text:p text:style-name="P6">Enter main string: </text:p>
      <text:p text:style-name="P6">HEllo my nabe is Dheubanka</text:p>
      <text:p text:style-name="P6">Enter substring: </text:p>
      <text:p text:style-name="P6">nabe</text:p>
      <text:p text:style-name="P6">input string: HEllo my nabe is Dheubanka</text:p>
      <text:p text:style-name="P6">search string: nabe</text:p>
      <text:p text:style-name="P6">does String contains substring? YES</text:p>
      <text:p text:style-name="P6"/>
      <text:p text:style-name="P5">6. Replace substring :</text:p>
      <text:p text:style-name="P5"/>
      <text:p text:style-name="P7">import java.util.*;</text:p>
      <text:p text:style-name="P7"/>
      <text:p text:style-name="P7">public class replace_substring { <text:s/></text:p>
      <text:p text:style-name="P7"><text:tab/>public static void main(String args[]) { </text:p>
      <text:p text:style-name="P7"><text:tab/><text:tab/>Scanner s = new Scanner(System.in); </text:p>
      <text:p text:style-name="P7"><text:tab/><text:tab/>System.out.print("Enter main string: ");</text:p>
      <text:p text:style-name="P7"><text:tab/><text:tab/>String main = s.nextLine(); </text:p>
      <text:p text:style-name="P7"><text:tab/><text:tab/>System.out.print("Enter string to be replaced: ");</text:p>
      <text:p text:style-name="P7"><text:tab/><text:tab/>String oldString = s.nextLine();</text:p>
      <text:p text:style-name="P7"><text:tab/><text:tab/>System.out.print("Enter string to replace with: ");</text:p>
      <text:p text:style-name="P7"><text:tab/><text:tab/>String newString = s.nextLine(); </text:p>
      <text:p text:style-name="P7"><text:tab/><text:tab/>String replaceString = main.replace(oldString, newString);</text:p>
      <text:p text:style-name="P7"><text:tab/><text:tab/>System.out.println(replaceString); <text:s/></text:p>
      <text:p text:style-name="P7"><text:tab/>}</text:p>
      <text:p text:style-name="P7">} <text:s/></text:p>
      <text:p text:style-name="P7"/>
      <text:p text:style-name="P7">[dhrubanka@dhrubanka-pc replace_substring]$ javac replace_substring.java </text:p>
      <text:p text:style-name="P7">[dhrubanka@dhrubanka-pc replace_substring]$ java replace_substring</text:p>
      <text:p text:style-name="P7">Enter main string: Hello my name is Dhrubanka</text:p>
      <text:p text:style-name="P7">Enter string to be replaced: Dhrubanka </text:p>
      <text:p text:style-name="P7">Enter string to replace with: Varun</text:p>
      <text:p text:style-name="P7">Hello my name is <text:span text:style-name="T1">Dhruban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1:02:30.163031675</meta:creation-date>
    <dc:date>2019-07-26T11:35:11.635062477</dc:date>
    <meta:editing-duration>PT11M59S</meta:editing-duration>
    <meta:editing-cycles>3</meta:editing-cycles>
    <meta:generator>LibreOffice/6.2.5.2$Linux_X86_64 LibreOffice_project/20$Build-2</meta:generator>
    <meta:document-statistic meta:table-count="0" meta:image-count="0" meta:object-count="0" meta:page-count="4" meta:paragraph-count="163" meta:word-count="545" meta:character-count="4273" meta:non-whitespace-character-count="3589"/>
  </office:meta>
</office:document-meta>
</file>